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Mrs. Elias De Casseres (Caroline)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Wherever we turn, death stares us in the face. <text:s/>We/ see in every direction, the ravages it occasions. <text:s/>Yet,/ we act as if we alone were proofs against its fatal/ strokes. <text:s/>Perhaps wise Providence has it so ordained,/ alike for our own good, and for the welfare of society./ <text:s/><text:span text:style-name="T2">Did</text:span><text:span text:style-name="T4"> Should we suffer our minds long to contemplate the/ bereavements, which our neighbors have sustained. <text:s/></text:span><text:span text:style-name="T2">Did</text:span><text:span text:style-name="T4"> Were/ we to dwell on the thought, that the evil which has/ this day happened to our fellow-being may befall us/ on the morrow, we might become unfit for the discharge/ of our various duties, and live a constant death in the/ fear of an approaching death. <text:s/>Bu though the/ grave may have closed o'er the remains of infants and/ of youths, and we barely noted the occurrence. <text:s/>Not-/-withstanding that we may have accompanied the/ aged to their final homes, and continued unaffected, still/ our feelings will be aroused at the startling tidings, that/ a mother has left for ever the innocent creatures,/ under her guide and affectionate vigilance, that the/ sweet hopes of a husband were dashed against the/</text:span></text:p>
      <text:p text:style-name="P3"><text:span text:style-name="T4"/></text:p>
      <text:p text:style-name="P3"><text:span text:style-name="T4">[Page 2]</text:span></text:p>
      <text:p text:style-name="P3"><text:span text:style-name="T4">stones of the consuming pit; aye: that a home was/ rendered desolate, because its leading spirit vanished/ away. <text:s/>Then we are pained at heart; and together/ with our instinctive sympathies for the afflicted, will/ blend the distressing apprehension that we also/ perchance may be made to endure a similar calamity./ <text:s/>Such sentiments must needs prevail at this melancholy hour,/ destined to witness a separation as woful[sic!] as the/ sorrows it brings in its train are numerous and grievous./ <text:s/>Yesterday a week ago, I visited my deceased friend,/ dwelling yonder, and gratified at the filial attention of/ all his </text:span><text:soft-page-break/><text:span text:style-name="T4">offspring, I bestowed a meed of praise upon/ his eldest, who administered </text:span><text:span text:style-name="T2">to the</text:span><text:span text:style-name="T4"> relief </text:span><text:span text:style-name="T2">of</text:span><text:span text:style-name="T4"> to the hapless/ father. <text:s/>Today I am called upon to offer consolation/ to that same son, destitute of his main comfort./ <text:s/>Mrs Elias De Casseres, while enlivening her surrounding,/ and </text:span><text:span text:style-name="T2">giving</text:span><text:span text:style-name="T4"> imparting thereto a moral tone, was marked by the/ Destroyer as its precious victim. <text:s/>Three days sufficed/ it to change one healthy, young and dignified/ mien into an inanimate corpse. <text:s/>A short period/ it was, working the misery of years. <text:s/>For, how/ shall five children thrive without maternal care?/</text:span></text:p>
      <text:p text:style-name="P3"><text:span text:style-name="T4"/></text:p>
      <text:p text:style-name="P3"><text:span text:style-name="T4">[Page 3]</text:span></text:p>
      <text:p text:style-name="P3"><text:span text:style-name="T4">How shall he whose energies are necessarily bent on/ acquiring the means to support his dear charges, supply/ the place of her that regulated the household, and aided/ her life</text:span><text:span text:style-name="T2">'s</text:span><text:span text:style-name="T4"> copartner in his pursuits? <text:s/>The trials which/ the Lord has laid upon you, bereaved family! are severe./ <text:s/>But I would have spoken selfishly, if only to express/ my condolance. <text:s/>I </text:span><text:span text:style-name="T5">do</text:span><text:span text:style-name="T6"> desire you should know the/ feelings I entertain as a friend, but I am more/ anxious you should benefit from my words as a/ messenger of our religion. <text:s/>To you, mother of/ departed, our faith directs itself, and bids you rise above/ your grief. <text:s/>You must summon fresh </text:span><text:span text:style-name="T3">courage</text:span><text:span text:style-name="T6"> powers,/ and with an activity surpassing your age, labor for the/ growth of those tender plants, alas! so early deprived/ of their natural culture. <text:s/>Teach the progeny of/ your daughter to love her memory, and practically to/ show reverence to her whose loss we all bemoan, by/ a conduct eliciting universal commendation. <text:s/>Join/ the father in his efforts to do that which will/ be acceptable to the living, and refreshing to/ the soul of her that has </text:span><text:span text:style-name="T3">departed</text:span><text:span text:style-name="T6"> died./ <text:s/>And you disconsolate husband, look up to God/</text:span></text:p>
      <text:p text:style-name="P3"><text:span text:style-name="T6"/></text:p>
      <text:p text:style-name="P3"><text:span text:style-name="T6">[Page 4]</text:span></text:p>
      <text:p text:style-name="P3"><text:span text:style-name="T6">for strength and fortitude. <text:s/>Your heart has been lacerated,/ but He wounds and his hands heal up. <text:s/>The urgency of/ your duty should keep you erect amidst crushing sorrow./ <text:s/>Your manhood must not yeild[sic!] to the pressure of/ adverse circumstances. <text:s/>For the sake of the sainted one/ you loved, and for the sake of those she bore unto you, sup-/-press every sentiment which might impeded the accom-/-plishing of your important task. <text:s/>Do it well, my friend!/ and you beloved children of </text:span><text:span text:style-name="T3">Elias</text:span><text:span text:style-name="T6"> Caroline De Casseres! <text:s/>You are unable/ fully to realize the misfortune you have suffered. <text:s/>But/ you can understand, that hte mother so fond of each and/ all of you, has gone from your midst. <text:s/>Try by your affec-/tionate behaviour to solace your father in his trouble./ <text:s/>He needs all the devotion of which you are capable./ <text:s/>Be certain that the tokens of your attachment, combined/ with your improvement at the school, your obedience/ at home, and your kindness to one another, will prove/ the greatest comfort he shall receive on earth, beside/ that which he draws from the blessed belief that/ points to immortali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2:15:08.94</meta:creation-date>
    <meta:document-statistic meta:table-count="0" meta:image-count="0" meta:object-count="0" meta:page-count="3" meta:paragraph-count="69" meta:word-count="937" meta:character-count="5871"/>
    <dc:date>2012-10-24T13:00:59.17</dc:date>
    <meta:editing-duration>PT16S</meta:editing-duration>
    <meta:editing-cycles>1</meta:editing-cycles>
    <meta:generator>OpenOffice.org/3.4.1$Win32 OpenOffice.org_project/341m1$Build-9593</meta:generator>
  </office:meta>
</office:document-meta>
</file>